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row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ex:</text:p>
          </table:table-cell>
          <table:table-cell table:formula="of:=[.K12] + [.K11] * (5 + 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col: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3:01:57.700014050</meta:creation-date>
    <dc:date>2016-11-08T23:12:25.406393504</dc:date>
    <meta:editing-duration>PT10M28S</meta:editing-duration>
    <meta:editing-cycles>1</meta:editing-cycles>
    <meta:document-statistic meta:table-count="1" meta:cell-count="89" meta:object-count="0"/>
    <meta:generator>LibreOffice/5.1.4.2$Linux_X86_64 LibreOffice_project/10m0$Build-2</meta:generator>
  </office:meta>
</office:document-meta>
</file>